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25cm" loext:contextual-spacing="false"/>
      <style:text-properties officeooo:paragraph-rsid="001d650d"/>
    </style:style>
    <style:style style:name="P24" style:family="paragraph" style:parent-style-name="Text_20_body">
      <style:paragraph-properties fo:margin-top="0cm" fo:margin-bottom="0.25cm" loext:contextual-spacing="false"/>
      <style:text-properties officeooo:paragraph-rsid="00227ac3"/>
    </style:style>
    <style:style style:name="P25" style:family="paragraph" style:parent-style-name="Text_20_body">
      <style:paragraph-properties fo:margin-top="0cm" fo:margin-bottom="0.25cm" loext:contextual-spacing="false"/>
      <style:text-properties officeooo:paragraph-rsid="0023986b"/>
    </style:style>
    <style:style style:name="P26" style:family="paragraph" style:parent-style-name="Text_20_body">
      <style:paragraph-properties fo:margin-top="0cm" fo:margin-bottom="0.25cm" loext:contextual-spacing="false"/>
      <style:text-properties officeooo:paragraph-rsid="00269c88"/>
    </style:style>
    <style:style style:name="P27"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28" style:family="paragraph" style:parent-style-name="Text_20_body">
      <style:paragraph-properties fo:margin-top="0.499cm" fo:margin-bottom="0cm" loext:contextual-spacing="false"/>
      <style:text-properties officeooo:paragraph-rsid="001b3176"/>
    </style:style>
    <style:style style:name="P29" style:family="paragraph" style:parent-style-name="Heading_20_5">
      <style:text-properties officeooo:paragraph-rsid="00046c86"/>
    </style:style>
    <style:style style:name="P30" style:family="paragraph" style:parent-style-name="Heading_20_5">
      <style:text-properties fo:font-weight="normal" officeooo:paragraph-rsid="00046c86" style:font-weight-asian="normal" style:font-weight-complex="normal"/>
    </style:style>
    <style:style style:name="P31" style:family="paragraph" style:parent-style-name="Heading_20_5">
      <style:text-properties fo:font-weight="normal" officeooo:rsid="00046c86" officeooo:paragraph-rsid="001c420a" style:font-weight-asian="normal" style:font-weight-complex="normal"/>
    </style:style>
    <style:style style:name="P32" style:family="paragraph" style:parent-style-name="Heading_20_5">
      <style:text-properties officeooo:paragraph-rsid="00062ae2"/>
    </style:style>
    <style:style style:name="P33" style:family="paragraph" style:parent-style-name="Heading_20_5">
      <style:text-properties fo:font-weight="bold" officeooo:rsid="0018115e" officeooo:paragraph-rsid="001c420a" style:font-weight-asian="bold" style:font-weight-complex="bold"/>
    </style:style>
    <style:style style:name="P34" style:family="paragraph" style:parent-style-name="Heading_20_5">
      <style:text-properties fo:font-weight="bold" officeooo:rsid="0018115e" officeooo:paragraph-rsid="002d1ad2" style:font-weight-asian="bold" style:font-weight-complex="bold"/>
    </style:style>
    <style:style style:name="P35" style:family="paragraph" style:parent-style-name="Heading_20_5">
      <style:paragraph-properties fo:break-before="page"/>
      <style:text-properties officeooo:rsid="00046c86" officeooo:paragraph-rsid="00046c86"/>
    </style:style>
    <style:style style:name="P36" style:family="paragraph" style:parent-style-name="Heading_20_5">
      <style:paragraph-properties fo:break-before="page"/>
      <style:text-properties fo:font-weight="normal" officeooo:rsid="00046c86" officeooo:paragraph-rsid="0018115e" style:font-weight-asian="normal" style:font-weight-complex="normal"/>
    </style:style>
    <style:style style:name="P37"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8"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9"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40" style:family="paragraph" style:parent-style-name="Text_20_body">
      <style:paragraph-properties fo:margin-top="0cm" fo:margin-bottom="0.25cm" loext:contextual-spacing="false"/>
      <style:text-properties officeooo:paragraph-rsid="002d1ad2"/>
    </style:style>
    <style:style style:name="P41" style:family="paragraph" style:parent-style-name="Text_20_body">
      <style:paragraph-properties fo:margin-top="0cm" fo:margin-bottom="0.25cm" loext:contextual-spacing="false"/>
      <style:text-properties officeooo:paragraph-rsid="00300bc3"/>
    </style:style>
    <style:style style:name="P42" style:family="paragraph" style:parent-style-name="Text_20_body">
      <style:paragraph-properties fo:margin-top="0cm" fo:margin-bottom="0.25cm" loext:contextual-spacing="false"/>
      <style:text-properties officeooo:paragraph-rsid="0033b03d"/>
    </style:style>
    <style:style style:name="P4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45" style:family="paragraph" style:parent-style-name="Text_20_body">
      <style:paragraph-properties fo:margin-top="0cm" fo:margin-bottom="0cm" loext:contextual-spacing="false"/>
      <style:text-properties officeooo:paragraph-rsid="002d1ad2"/>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6c86" style:font-weight-asian="bold" style:font-weight-complex="bold"/>
    </style:style>
    <style:style style:name="T8" style:family="text">
      <style:text-properties fo:font-weight="bold" officeooo:rsid="000613c4" style:font-weight-asian="bold" style:font-weight-complex="bold"/>
    </style:style>
    <style:style style:name="T9" style:family="text">
      <style:text-properties fo:font-weight="bold" officeooo:rsid="00036afa" style:font-weight-asian="bold" style:font-weight-complex="bold"/>
    </style:style>
    <style:style style:name="T10" style:family="text">
      <style:text-properties fo:font-weight="bold" officeooo:rsid="00062ae2" style:font-weight-asian="bold" style:font-weight-complex="bold"/>
    </style:style>
    <style:style style:name="T11" style:family="text">
      <style:text-properties fo:font-weight="bold" officeooo:rsid="0018115e" style:font-weight-asian="bold" style:font-weight-complex="bold"/>
    </style:style>
    <style:style style:name="T12" style:family="text">
      <style:text-properties fo:font-weight="bold" officeooo:rsid="001c420a" style:font-weight-asian="bold" style:font-weight-complex="bold"/>
    </style:style>
    <style:style style:name="T13" style:family="text">
      <style:text-properties fo:font-weight="bold" officeooo:rsid="001b3176" style:font-weight-asian="bold" style:font-weight-complex="bold"/>
    </style:style>
    <style:style style:name="T14" style:family="text">
      <style:text-properties fo:font-weight="bold" officeooo:rsid="0028789d" style:font-weight-asian="bold" style:font-weight-complex="bold"/>
    </style:style>
    <style:style style:name="T15" style:family="text">
      <style:text-properties fo:font-weight="bold" officeooo:rsid="002d1ad2" style:font-weight-asian="bold" style:font-weight-complex="bold"/>
    </style:style>
    <style:style style:name="T16" style:family="text">
      <style:text-properties officeooo:rsid="00062ae2"/>
    </style:style>
    <style:style style:name="T17"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8" style:family="text">
      <style:text-properties officeooo:rsid="00069123"/>
    </style:style>
    <style:style style:name="T19" style:family="text">
      <style:text-properties fo:font-weight="normal" officeooo:rsid="00046c86" style:font-weight-asian="normal" style:font-weight-complex="normal"/>
    </style:style>
    <style:style style:name="T20" style:family="text">
      <style:text-properties fo:font-weight="normal" officeooo:rsid="00069123" style:font-weight-asian="normal" style:font-weight-complex="normal"/>
    </style:style>
    <style:style style:name="T21" style:family="text">
      <style:text-properties fo:font-weight="normal" officeooo:rsid="0008cee3" style:font-weight-asian="normal" style:font-weight-complex="normal"/>
    </style:style>
    <style:style style:name="T22" style:family="text">
      <style:text-properties fo:font-weight="normal" officeooo:rsid="000918d0" style:font-weight-asian="normal" style:font-weight-complex="normal"/>
    </style:style>
    <style:style style:name="T23" style:family="text">
      <style:text-properties fo:font-weight="normal" officeooo:rsid="0009d841" style:font-weight-asian="normal" style:font-weight-complex="normal"/>
    </style:style>
    <style:style style:name="T24" style:family="text">
      <style:text-properties fo:font-weight="normal" officeooo:rsid="000ba725" style:font-weight-asian="normal" style:font-weight-complex="normal"/>
    </style:style>
    <style:style style:name="T25" style:family="text">
      <style:text-properties fo:font-weight="normal" officeooo:rsid="000cf339" style:font-weight-asian="normal" style:font-weight-complex="normal"/>
    </style:style>
    <style:style style:name="T26" style:family="text">
      <style:text-properties fo:font-weight="normal" officeooo:rsid="001053dc" style:font-weight-asian="normal" style:font-weight-complex="normal"/>
    </style:style>
    <style:style style:name="T27" style:family="text">
      <style:text-properties fo:font-weight="normal" officeooo:rsid="00123e89" style:font-weight-asian="normal" style:font-weight-complex="normal"/>
    </style:style>
    <style:style style:name="T28" style:family="text">
      <style:text-properties fo:font-weight="normal" officeooo:rsid="0013911a" style:font-weight-asian="normal" style:font-weight-complex="normal"/>
    </style:style>
    <style:style style:name="T29" style:family="text">
      <style:text-properties fo:font-weight="normal" officeooo:rsid="0013ed46" style:font-weight-asian="normal" style:font-weight-complex="normal"/>
    </style:style>
    <style:style style:name="T30" style:family="text">
      <style:text-properties fo:font-weight="normal" officeooo:rsid="001d650d" style:font-weight-asian="normal" style:font-weight-complex="normal"/>
    </style:style>
    <style:style style:name="T31" style:family="text">
      <style:text-properties fo:font-weight="normal" officeooo:rsid="00210997" style:font-weight-asian="normal" style:font-weight-complex="normal"/>
    </style:style>
    <style:style style:name="T32" style:family="text">
      <style:text-properties fo:font-weight="normal" officeooo:rsid="00227ac3" style:font-weight-asian="normal" style:font-weight-complex="normal"/>
    </style:style>
    <style:style style:name="T33" style:family="text">
      <style:text-properties fo:font-weight="normal" officeooo:rsid="001b3176" style:font-weight-asian="normal" style:font-weight-complex="normal"/>
    </style:style>
    <style:style style:name="T34" style:family="text">
      <style:text-properties fo:font-weight="normal" officeooo:rsid="0023986b" style:font-weight-asian="normal" style:font-weight-complex="normal"/>
    </style:style>
    <style:style style:name="T35" style:family="text">
      <style:text-properties fo:font-weight="normal" officeooo:rsid="0024ebca" style:font-weight-asian="normal" style:font-weight-complex="normal"/>
    </style:style>
    <style:style style:name="T36" style:family="text">
      <style:text-properties fo:font-weight="normal" officeooo:rsid="0025c0f0" style:font-weight-asian="normal" style:font-weight-complex="normal"/>
    </style:style>
    <style:style style:name="T37" style:family="text">
      <style:text-properties fo:font-weight="normal" officeooo:rsid="00269c88" style:font-weight-asian="normal" style:font-weight-complex="normal"/>
    </style:style>
    <style:style style:name="T38" style:family="text">
      <style:text-properties fo:font-weight="normal" officeooo:rsid="0028789d" style:font-weight-asian="normal" style:font-weight-complex="normal"/>
    </style:style>
    <style:style style:name="T39" style:family="text">
      <style:text-properties fo:font-weight="normal" officeooo:rsid="0029b025" style:font-weight-asian="normal" style:font-weight-complex="normal"/>
    </style:style>
    <style:style style:name="T40" style:family="text">
      <style:text-properties fo:font-weight="normal" officeooo:rsid="002a36a3" style:font-weight-asian="normal" style:font-weight-complex="normal"/>
    </style:style>
    <style:style style:name="T41" style:family="text">
      <style:text-properties fo:font-weight="normal" officeooo:rsid="002d1ad2" style:font-weight-asian="normal" style:font-weight-complex="normal"/>
    </style:style>
    <style:style style:name="T42" style:family="text">
      <style:text-properties fo:font-weight="normal" officeooo:rsid="002e4b67" style:font-weight-asian="normal" style:font-weight-complex="normal"/>
    </style:style>
    <style:style style:name="T43" style:family="text">
      <style:text-properties fo:font-weight="normal" officeooo:rsid="00300bc3" style:font-weight-asian="normal" style:font-weight-complex="normal"/>
    </style:style>
    <style:style style:name="T44" style:family="text">
      <style:text-properties fo:font-weight="normal" officeooo:rsid="00319b56" style:font-weight-asian="normal" style:font-weight-complex="normal"/>
    </style:style>
    <style:style style:name="T45" style:family="text">
      <style:text-properties fo:font-weight="normal" officeooo:rsid="0032ad5e" style:font-weight-asian="normal" style:font-weight-complex="normal"/>
    </style:style>
    <style:style style:name="T46" style:family="text">
      <style:text-properties fo:font-weight="normal" officeooo:rsid="0033b03d" style:font-weight-asian="normal" style:font-weight-complex="normal"/>
    </style:style>
    <style:style style:name="T47" style:family="text">
      <style:text-properties officeooo:rsid="000dd5af"/>
    </style:style>
    <style:style style:name="T48" style:family="text">
      <style:text-properties officeooo:rsid="001fc3bb"/>
    </style:style>
    <style:style style:name="T49" style:family="text">
      <style:text-properties officeooo:rsid="002e4b67"/>
    </style:style>
    <style:style style:name="T50" style:family="text">
      <style:text-properties officeooo:rsid="00300bc3"/>
    </style:style>
    <style:style style:name="T51" style:family="text">
      <style:text-properties style:text-underline-style="solid" style:text-underline-width="auto" style:text-underline-color="font-color" fo:font-weight="bold" officeooo:rsid="00300bc3" style:font-weight-asian="bold" style:font-weight-complex="bold"/>
    </style:style>
    <style:style style:name="T52" style:family="text">
      <style:text-properties officeooo:rsid="00319b56"/>
    </style:style>
    <style:style style:name="T53" style:family="text">
      <style:text-properties officeooo:rsid="0033b0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5"><text:span text:style-name="T6">1</text:span><text:span text:style-name="T2">st</text:span><text:span text:style-name="T7"> meeting – July 22</text:span><text:span text:style-name="T2">nd</text:span><text:span text:style-name="T6">, </text:span><text:span text:style-name="T7">2020</text:span> </text:h>
      <text:h text:style-name="P30" text:outline-level="5">These are the questions for our discussion:</text:h>
      <text:p text:style-name="Standard"><text:span text:style-name="T9">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9">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9">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6">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35" text:outline-level="5"><text:span text:style-name="T8">2</text:span><text:span text:style-name="T3">nd</text:span><text:span text:style-name="T6"> meeting – July 2</text:span><text:span text:style-name="T8">9</text:span><text:span text:style-name="T3">th</text:span><text:span text:style-name="T6">, 2020</text:span></text:h>
      <text:p text:style-name="P7">See the code in the directory:</text:p>
      <text:p text:style-name="P8"><text:tab/><text:span text:style-name="T16">2-</text:span>triangle.js</text:p>
      <text:p text:style-name="P7"><text:tab/><text:span text:style-name="T16">2-</text:span>fizzbuzz.js</text:p>
      <text:p text:style-name="P8"><text:tab/><text:span text:style-name="T16">2-</text:span>chessboard.js</text:p>
      <text:p text:style-name="P8"/>
      <text:p text:style-name="P8"/>
      <text:p text:style-name="P8"/>
      <text:h text:style-name="P32" text:outline-level="5"><text:span text:style-name="T10">3</text:span><text:span text:style-name="T4">rd</text:span><text:span text:style-name="T10"> </text:span><text:span text:style-name="T7">meeting – </text:span><text:span text:style-name="T17">August</text:span><text:span text:style-name="T7"> </text:span><text:span text:style-name="T10">5</text:span><text:span text:style-name="T3">th</text:span><text:span text:style-name="T7">, 2020</text:span></text:h>
      <text:p text:style-name="P10"><text:span text:style-name="T6">1.</text:span> What is the meaning of “lexical scoping”? (p. 42)</text:p>
      <text:p text:style-name="P9"><text:span text:style-name="T19"><text:tab/></text:span><text:span text:style-name="T26">Lexical scope </text:span><text:span text:style-name="T27">is the scope definition w</text:span><text:span text:style-name="T29">h</text:span><text:span text:style-name="T27">ich a binding can be seen/valid/visible.</text:span></text:p>
      <text:p text:style-name="P10"><text:s text:c="4"/>What is the access limit for variables declared using the keywords “var”, “let”, and “const” in the lexical scope? (p. 41) </text:p>
      <text:p text:style-name="P9"><text:span text:style-name="T19"><text:tab/>“</text:span><text:span text:style-name="T20">var” has a global lexical scope, being accessible in the whole program, while “let” and “const” have their scope based in local definition.</text:span></text:p>
      <text:p text:style-name="P14"/>
      <text:p text:style-name="P10"><text:span text:style-name="T6">2.</text:span> What is the meaning of “call stack”? (p. 45)</text:p>
      <text:p text:style-name="P10"><text:tab/><text:span text:style-name="T18">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18">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6">3.</text:span> How does this chapter define “closure”? (p. 48)</text:p>
      <text:p text:style-name="P11"><text:tab/>A function that references bindings from local scopes around it is called a closure.</text:p>
      <text:p text:style-name="P19"><text:span text:style-name="T19"><text:tab/></text:span><text:span text:style-name="T23">A </text:span><text:span text:style-name="T19">local bindings are created anew for every call, and different calls can’t trample on one another</text:span><text:span text:style-name="T28">’</text:span><text:span text:style-name="T19">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19"><text:tab/></text:span><text:span text:style-name="T21">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4">The function within the return runs when you call the binding that calls for the f function.</text:span></text:p>
      <text:p text:style-name="P9"><text:span text:style-name="T21"><text:tab/></text:span><text:span text:style-name="T22">That means, closure is when a function returns another function and it will hold the local binding within the return.</text:span></text:p>
      <text:p text:style-name="P15"/>
      <text:p text:style-name="P9"><text:span text:style-name="T25"><text:tab/>F</text:span><text:span text:style-name="T22">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6">4.</text:span> What is “function recursion”?</text:p>
      <text:p text:style-name="P12"><text:tab/>A function that calls itself is called recursive. <text:span text:style-name="T47">Watch out to </text:span>it doesn’t do it so often that it overflows the stack.</text:p>
      <text:p text:style-name="P13"><text:s text:c="5"/>What are some pros and cons of using recursive functions? (p. 49)</text:p>
      <text:p text:style-name="P18"><text:span text:style-name="T19"><text:tab/></text:span><text:span text:style-name="T26">Generally speaking, in a t</text:span><text:span text:style-name="T19">ypical JavaScript implementations, </text:span><text:span text:style-name="T26">recursion</text:span><text:span text:style-name="T19"> </text:span><text:span text:style-name="T26">i</text:span><text:span text:style-name="T19">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36" text:outline-level="5"><text:span text:style-name="T11">4</text:span><text:span text:style-name="T5">th</text:span><text:span text:style-name="T11"> </text:span><text:span text:style-name="T6">meeting – </text:span><text:span text:style-name="T17">August</text:span><text:span text:style-name="T6"> </text:span><text:span text:style-name="T11">12</text:span><text:span text:style-name="T3">th</text:span><text:span text:style-name="T6">, 2020</text:span></text:h>
      <text:p text:style-name="P20">See exercises in the directory.</text:p>
      <text:h text:style-name="P33" text:outline-level="5"/>
      <text:h text:style-name="P31" text:outline-level="5"><text:span text:style-name="T12">5</text:span><text:span text:style-name="T5">th</text:span><text:span text:style-name="T11"> </text:span><text:span text:style-name="T6">meeting – </text:span><text:span text:style-name="T17">August</text:span><text:span text:style-name="T6"> </text:span><text:span text:style-name="T11">1</text:span><text:span text:style-name="T12">9</text:span><text:span text:style-name="T3">th</text:span><text:span text:style-name="T6">, 2020</text:span></text:h>
      <text:p text:style-name="P21"><text:span text:style-name="T6"><text:tab/>1.</text:span> What is a higher-order function? (p. 85)</text:p>
      <text:p text:style-name="P22"><text:tab/>A higher-order function is a function that can take another function as an argument, or that returns a function as a result.</text:p>
      <text:p text:style-name="P27"><text:span text:style-name="T6"><text:tab/>2.</text:span> What is something new you’ve learned from this chapter?</text:p>
      <text:p text:style-name="P22"><text:tab/><text:span text:style-name="T48">UTF-16, JS string is made of 16 bits code unit. It describes most common characters using a single 16-bit code unit but uses </text:span>a pair of two such units for others.</text:p>
      <text:p text:style-name="P27"><text:span text:style-name="T6"><text:tab/>3.</text:span> What is the difference between the array methods filter, map and reduce? (p. 87-89)</text:p>
      <text:p text:style-name="P23"><text:span text:style-name="T30"><text:tab/></text:span><text:span text:style-name="T31">Filter is a method applied to an array that receives a </text:span><text:span text:style-name="T32">callback </text:span><text:span text:style-name="T31">function that may receive </text:span><text:span text:style-name="T32">3 arguments:</text:span><text:span text:style-name="T31"> </text:span><text:span text:style-name="T32">1) </text:span><text:span text:style-name="T31">the element, </text:span><text:span text:style-name="T32">2) </text:span><text:span text:style-name="T31">its index and </text:span><text:span text:style-name="T32">3) </text:span><text:span text:style-name="T31">the array </text:span><text:span text:style-name="T32">being considered</text:span><text:span text:style-name="T31">. This </text:span><text:span text:style-name="T32">callback </text:span><text:span text:style-name="T31">function has a validation operation, which when is true, it creates a new array as result with all </text:span><text:span text:style-name="T32">elements that returns </text:span><text:span text:style-name="T31">true.</text:span></text:p>
      <text:p text:style-name="P24"><text:span text:style-name="T31"><text:tab/>Map is also a method applied to an array that receives a </text:span><text:span text:style-name="T32">callback </text:span><text:span text:style-name="T31">function, </text:span><text:span text:style-name="T32">which in turn </text:span><text:span text:style-name="T31">may receive </text:span><text:span text:style-name="T32">3 arguments:</text:span><text:span text:style-name="T31"> </text:span><text:span text:style-name="T32">1) </text:span><text:span text:style-name="T31">the element, </text:span><text:span text:style-name="T32">2) </text:span><text:span text:style-name="T31">its index and </text:span><text:span text:style-name="T32">3) </text:span><text:span text:style-name="T31">the array </text:span><text:span text:style-name="T32">being considered</text:span><text:span text:style-name="T31">. It returns an array that each item was generated by its callback function argument.</text:span></text:p>
      <text:p text:style-name="P25"><text:span text:style-name="T31"><text:tab/>Reduce is a method applied for an array that </text:span><text:span text:style-name="T32">may</text:span><text:span text:style-name="T31"> receive a callback function to </text:span><text:span text:style-name="T32">be </text:span><text:span text:style-name="T31">execute</text:span><text:span text:style-name="T32">d</text:span><text:span text:style-name="T31"> for each item of the array an operation gave by that callback, </text:span><text:span text:style-name="T32">plus an optional initial value</text:span><text:span text:style-name="T31">. </text:span><text:span text:style-name="T32">The callback may receive 1) accumulator, 2) current value, 3) its index, and 4) the array being considered. With these values, the callback performs a given mathematical operation such as addition in the following way: </text:span><text:span text:style-name="T34">a) </text:span><text:span text:style-name="T32">It starts by the initial value being </text:span><text:span text:style-name="T34">defined as the accumulator.</text:span><text:span text:style-name="T32"> </text:span><text:span text:style-name="T34">b) The accumulator is going to be added to current value, which is the current array element. c) The previous statement is going to </text:span><text:soft-page-break/><text:span text:style-name="T34">loop until the last array element. In the end, the function returns the value of all operations.</text:span></text:p>
      <text:p text:style-name="P28"><text:span text:style-name="T13"><text:tab/>4.</text:span><text:span text:style-name="T33"> What is another example of an array method other than filter, map or reduce? (Research and explain what this method does)</text:span></text:p>
      <text:p text:style-name="P23"><text:span text:style-name="T30"><text:tab/></text:span><text:span text:style-name="T34">forEach is a method similar to map, nut, instead of returning a new array, it does not return anything, </text:span><text:span text:style-name="T35">just executes the callback function – it may generate a side effect.</text:span></text:p>
      <text:p text:style-name="P26"><text:span text:style-name="T34"><text:tab/>The some method tests whether any element matches a given predicate function. </text:span><text:span text:style-name="T35">It is a version of the || operator that acts on arrays. </text:span><text:span text:style-name="T36">It returns </text:span><text:span text:style-name="T35">true if the callback function returns a truthy value for at least one element in the array. Otherwise, false. </text:span><text:span text:style-name="T37">*</text:span><text:span text:style-name="T40">1</text:span><text:span text:style-name="T37"> </text:span><text:span text:style-name="T38">It will finish checking as soon as it gets true without checking the remaining array elements. *</text:span><text:span text:style-name="T40">2 The callback function may receive 3 arguments: 1) the current element, 2) its index, and 3) the array being considered.</text:span></text:p>
      <text:p text:style-name="P40"><text:span text:style-name="T37"><text:tab/>Bonus: Every method is similar to some, but all the elements have to check true for the callback test. </text:span><text:span text:style-name="T38">It returns false as soon as it gets the first false result </text:span><text:span text:style-name="T39">in the checking procedure</text:span><text:span text:style-name="T38">.</text:span></text:p>
      <text:h text:style-name="P34" text:outline-level="5"/>
      <text:p text:style-name="P37"><text:span text:style-name="T15">6</text:span><text:span text:style-name="T5">th</text:span><text:span text:style-name="T11"> </text:span><text:span text:style-name="T14">meeting – </text:span><text:span text:style-name="T17">August</text:span><text:span text:style-name="T14"> </text:span><text:span text:style-name="T15">26</text:span><text:span text:style-name="T3">th</text:span><text:span text:style-name="T14">, 2020</text:span></text:p>
      <text:p text:style-name="P38"><text:span text:style-name="T6">1)</text:span> What is Object Oriented Programming (p. 97)? What are the 4 pillars of OOP?</text:p>
      <text:p text:style-name="P43"><text:tab/>OOP is a programming paradigm based on the concept of "objects", which can contain data and code: data in the form of fields (often known as attributes or properties), and code, in the form of procedures (often known as methods).</text:p>
      <text:p text:style-name="P45"><text:span text:style-name="T41"><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42">(</text:span><text:a xlink:type="simple" xlink:href="https://en.wikipedia.org/wiki/Object-oriented_programming" text:style-name="Internet_20_link" text:visited-style-name="Visited_20_Internet_20_Link">https://en.wikipedia.org/wiki/Object-oriented_programming</text:a><text:span text:style-name="T49">)</text:span></text:p>
      <text:p text:style-name="P44"><text:tab/><text:span text:style-name="T49">Its</text:span> core idea is to divide programs into smaller pieces and make each piece responsible for managing its own state.</text:p>
      <text:p text:style-name="P43"><text:tab/>OOP’s 4 pillares are Abstraction, Encapsulation, Inheritance, and Polymorphism.</text:p>
      <text:p text:style-name="P38"><text:soft-page-break/><text:span text:style-name="T6">2) </text:span>What does Encapsulation mean in OOP? Can you give an example? (p. 97)</text:p>
      <text:p text:style-name="P40"><text:span text:style-name="T41"><text:tab/>Encapsulation prevents external code from being concerned with the internal workings of an object. </text:span><text:span text:style-name="T42">It separates interface from from implementation code.</text:span></text:p>
      <text:p text:style-name="P41"><text:span text:style-name="T41"><text:tab/></text:span><text:span text:style-name="T51">Example:</text:span><text:span text:style-name="T43"> </text:span><text:span text:style-name="T45">When you have a class with getter and setter, only setter are able to modify the data from that object.</text:span></text:p>
      <text:p text:style-name="P41"><text:span text:style-name="T43"/></text:p>
      <text:p text:style-name="P38"><text:span text:style-name="T6">3) </text:span>What does Polymorphism mean in OOP? Can you give an example? (p. 106)</text:p>
      <text:p text:style-name="P39"><text:span text:style-name="T50"><text:tab/>Polymorphinsm is </text:span>the condition of occurring in several different forms.</text:p>
      <text:p text:style-name="P39"><text:tab/>Polymorphic code can work with values of different shapes, as long as they support the interface it expects.</text:p>
      <text:p text:style-name="P41"><text:span text:style-name="T41"><text:tab/></text:span><text:span text:style-name="T51">Example:</text:span><text:span text:style-name="T43"> </text:span><text:span text:style-name="T45">In js here are methods applied for different types of data, such as toString().</text:span></text:p>
      <text:p text:style-name="P41"><text:span text:style-name="T43"/></text:p>
      <text:p text:style-name="P38"><text:span text:style-name="T6">4) </text:span>What does Inheritance mean in OOP? Can you give an example? (p. 112)</text:p>
      <text:p text:style-name="P38"><text:tab/><text:span text:style-name="T52">Inheritance is the technique which is possible to create new object structure (child) based in another structure (parent). It also called composition.</text:span></text:p>
      <text:p text:style-name="P41"><text:span text:style-name="T41"><text:tab/></text:span><text:span text:style-name="T51">Example:</text:span><text:span text:style-name="T43"> </text:span><text:span text:style-name="T44">A system has a class called PERSON with name and telephone fields. It’s possible to have a child class called EMPLOYEE which inherit from PERSON and adds employee_code and hiring_date fields. Also, there is another class called CUSTOMER, child of PERSON, with customer_code and delivery_address fields.</text:span></text:p>
      <text:p text:style-name="P39"/>
      <text:p text:style-name="P38"><text:span text:style-name="T6">BONUS:</text:span> What does Abstraction mean in OOP? Can you give an example? (Not mentioned in the chapter) </text:p>
      <text:p text:style-name="P40"><text:span text:style-name="T41"><text:tab/></text:span><text:span text:style-name="T45">Abstraction is the quality of handling with ideas rather than the solution itself. The details of implementation gets hidden and in a upper level. When a system is running, it has many levels of abstraction, and many layers, where each one does its work and pass to the next level.</text:span></text:p>
      <text:p text:style-name="P42"><text:soft-page-break/><text:span text:style-name="T41"><text:tab/></text:span><text:span text:style-name="T51">Example:</text:span><text:span text:style-name="T43"> </text:span><text:span text:style-name="T45">A computer has many abstraction levels. For example, the OS controls the keyboard in order a web programmer do not need to check which character was typed, </text:span><text:span text:style-name="T46">which passes to the browser and it can be submitted to another system in another country, regardless the language or OS.</text:span></text:p>
      <text:p text:style-name="P42"><text:span text:style-name="T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5H34M33S</meta:editing-duration>
    <meta:editing-cycles>34</meta:editing-cycles>
    <meta:generator>LibreOffice/6.4.1.2$Linux_X86_64 LibreOffice_project/4d224e95b98b138af42a64d84056446d09082932</meta:generator>
    <dc:date>2020-08-22T09:22:05.434275992</dc:date>
    <meta:document-statistic meta:table-count="0" meta:image-count="0" meta:object-count="0" meta:page-count="7" meta:paragraph-count="85" meta:word-count="1717" meta:character-count="10433" meta:non-whitespace-character-count="8724"/>
  </office:meta>
</office:document-meta>
</file>